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4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09mm" fo:break-before="auto" style:use-optimal-row-height="true"/>
    </style:style>
    <style:style style:name="ro4" style:family="table-row">
      <style:table-row-properties style:row-height="11.64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14" style:family="table-cell" style:parent-style-name="Excel_20_Built-in_20_Check_20_Cell" style:data-style-name="N0">
      <style:table-cell-properties fo:border-bottom="0.06pt solid #3f3f3f" fo:background-color="#a5a5a5" fo:wrap-option="wrap" fo:border-left="none" fo:border-right="0.06pt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18" style:family="table-cell" style:parent-style-name="Excel_20_Built-in_20_Check_20_Cell" style:data-style-name="N0">
      <style:table-cell-properties fo:border-bottom="0.06pt solid #3f3f3f" fo:background-color="#a5a5a5" fo:wrap-option="wrap" fo:border-left="0.06pt solid #3f3f3f" fo:border-right="0.06pt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3f3f3f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4">
      <style:table-cell-properties style:text-align-source="fix" style:repeat-content="false" fo:wrap-option="wrap" fo:border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2" style:family="table-cell" style:parent-style-name="Excel_20_Built-in_20_Check_20_Cell" style:data-style-name="N0">
      <style:table-cell-properties fo:border-bottom="0.06pt solid #3f3f3f" fo:background-color="#a5a5a5" fo:wrap-option="wrap" fo:border-left="0.06pt solid #3f3f3f" fo:border-right="none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default-cell-style-name="ce1"/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4" office:value-type="string" calcext:value-type="string">
            <text:p>Tasca</text:p>
          </table:table-cell>
          <table:table-cell table:style-name="ce18" office:value-type="string" calcext:value-type="string">
            <text:p>Persona Encarregada</text:p>
          </table:table-cell>
          <table:table-cell table:style-name="ce18" office:value-type="string" calcext:value-type="string">
            <text:p>Previsió</text:p>
          </table:table-cell>
          <table:table-cell table:style-name="ce22" office:value-type="string" calcext:value-type="string">
            <text:p>Temps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Fer mòdul background per l'scroll</text:p>
          </table:table-cell>
          <table:table-cell table:style-name="ce7" table:number-columns-repeated="2"/>
          <table:table-cell table:style-name="ce8" office:value-type="string" calcext:value-type="string">
            <text:p>5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ñadir musica modulos</text:p>
          </table:table-cell>
          <table:table-cell table:style-name="ce7" office:value-type="string" calcext:value-type="string">
            <text:p>Ferran, Jose, Adriá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rreglar Salto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rreglar Salto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Hacer Hado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2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Modulo player 2</text:p>
          </table:table-cell>
          <table:table-cell table:style-name="ce7" office:value-type="string" calcext:value-type="string">
            <text:p>Jose, 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1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Hitbox hdk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Golpear al oponente con hdk y animacio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30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8" office:value-type="string" calcext:value-type="string">
            <text:p>0:20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ñadir Fade out fade in</text:p>
          </table:table-cell>
          <table:table-cell table:style-name="ce7" office:value-type="string" calcext:value-type="string">
            <text:p>Adriá</text:p>
          </table:table-cell>
          <table:table-cell table:style-name="ce9" office:value-type="string" calcext:value-type="string">
            <text:p>0:30 h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9" office:value-type="string" calcext:value-type="string">
            <text:p>0:30 h</text:p>
          </table:table-cell>
          <table:table-cell table:style-name="ce8" office:value-type="string" calcext:value-type="string">
            <text:p>1:10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Maquetar proyecte final per fer les tasques Handout 5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:30 h</text:p>
          </table:table-cell>
          <table:table-cell table:style-name="ce8" office:value-type="string" calcext:value-type="string">
            <text:p>2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Fer Welcome Pag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string" calcext:value-type="string">
            <text:p>1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anviar spritesheets escenaris Handout</text:p>
          </table:table-cell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Fer End Battle Scree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string" calcext:value-type="string">
            <text:p>0:20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orregir errores del commit Ferrá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osas varias</text:p>
          </table:table-cell>
          <table:table-cell table:style-name="ce7" office:value-type="string" calcext:value-type="string">
            <text:p>Jose</text:p>
          </table:table-cell>
          <table:table-cell table:style-name="ce7"/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osas varias</text:p>
          </table:table-cell>
          <table:table-cell table:style-name="ce7" office:value-type="string" calcext:value-type="string">
            <text:p>Adriá</text:p>
          </table:table-cell>
          <table:table-cell table:style-name="ce7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osas varia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0 min</text:p>
          </table:table-cell>
          <table:table-cell table:style-name="ce8" office:value-type="string" calcext:value-type="string">
            <text:p>15 min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osas varias</text:p>
          </table:table-cell>
          <table:table-cell table:style-name="ce7" office:value-type="string" calcext:value-type="string">
            <text:p>Rafa</text:p>
          </table:table-cell>
          <table:table-cell table:style-name="ce7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ñadir objeto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Fijar la cámar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Hacer colisiones con proyectile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Cambiar módulo Honda por Sagat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ñadir tipo hit en collider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 office:value-type="string" calcext:value-type="string">
            <text:p>20 min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Ser golpeado al recibir puñetazo / patad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Arreglar hitbox Hadoken Player 2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45 min</text:p>
          </table:table-cell>
          <table:table-cell table:style-name="ce2" table:number-columns-repeated="3"/>
          <table:table-cell table:number-columns-repeated="1017"/>
        </table:table-row>
        <table:table-row table:style-name="ro3" table:number-rows-repeated="5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5">
          <table:table-cell table:style-name="ce10"/>
          <table:table-cell table:style-name="ce11" table:number-columns-repeated="2"/>
          <table:table-cell table:style-name="ce12"/>
          <table:table-cell table:style-name="ce2" table:number-columns-repeated="3"/>
          <table:table-cell table:number-columns-repeated="1017"/>
        </table:table-row>
        <table:table-row table:style-name="ro1" table:number-rows-repeated="156">
          <table:table-cell table:style-name="ce2" table:number-columns-repeated="7"/>
          <table:table-cell table:number-columns-repeated="1017"/>
        </table:table-row>
        <table:table-row table:style-name="ro6" table:number-rows-repeated="104837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Tabla1" table:target-range-address="Hoja1.A2:Hoja1.D4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4-09T20:13:16.517000000</dc:date>
    <meta:editing-cycles>8</meta:editing-cycles>
    <meta:editing-duration>PT4H7M36S</meta:editing-duration>
    <meta:document-statistic meta:table-count="1" meta:cell-count="109" meta:object-count="0"/>
  </office:meta>
</office:document-meta>
</file>